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7.091cm"/>
    </style:style>
    <style:style style:name="co3" style:family="table-column">
      <style:table-column-properties fo:break-before="auto" style:column-width="4.604cm"/>
    </style:style>
    <style:style style:name="co4" style:family="table-column">
      <style:table-column-properties fo:break-before="auto" style:column-width="8.837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1.64cm"/>
    </style:style>
    <style:style style:name="co9" style:family="table-column">
      <style:table-column-properties fo:break-before="auto" style:column-width="2.064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826cm"/>
    </style:style>
    <style:style style:name="co14" style:family="table-column">
      <style:table-column-properties fo:break-before="auto" style:column-width="2.17cm"/>
    </style:style>
    <style:style style:name="co15" style:family="table-column">
      <style:table-column-properties fo:break-before="auto" style:column-width="1.614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2.44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ackground-color="#aeaaaa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0">
      <style:table-cell-properties fo:background-color="#d0cec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Vírgula" style:data-style-name="N112">
      <style:text-properties fo:font-size="8pt" style:font-size-asian="8pt" style:font-size-complex="8pt"/>
    </style:style>
    <style:style style:name="ce1" style:family="table-cell" style:parent-style-name="Default" style:data-style-name="N0"/>
    <style:style style:name="gr1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Segoe UI'" style:font-size-asian="8pt" style:language-asian="zh" style:country-asian="CN" style:font-style-asian="normal" style:font-weight-asian="normal" style:font-family-complex="'Segoe UI'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8pt" fo:font-weight="bold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a_I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7" table:default-cell-style-name="ce5"/>
        <table:table-column table:style-name="co14" table:default-cell-style-name="ce5"/>
        <table:table-column table:style-name="co7" table:default-cell-style-name="ce5"/>
        <table:table-column table:style-name="co15" table:default-cell-style-name="ce5"/>
        <table:table-column table:style-name="co7" table:number-columns-repeated="6" table:default-cell-style-name="ce1"/>
        <table:table-column table:style-name="co7" table:number-columns-repeated="40" table:default-cell-style-name="ce5"/>
        <table:table-column table:style-name="co7" table:number-columns-repeated="960" table:default-cell-style-name="Default"/>
        <table:table-row table:style-name="ro1">
          <table:table-cell table:style-name="ce2" office:value-type="string" calcext:value-type="string" table:number-columns-spanned="1" table:number-rows-spanned="3">
            <text:p>Matricula</text:p>
          </table:table-cell>
          <table:table-cell table:style-name="ce2" office:value-type="string" calcext:value-type="string" table:number-columns-spanned="1" table:number-rows-spanned="3">
            <text:p>Nome</text:p>
          </table:table-cell>
          <table:table-cell table:style-name="ce2" office:value-type="string" calcext:value-type="string" table:number-columns-spanned="1" table:number-rows-spanned="3">
            <text:p>Cargo</text:p>
          </table:table-cell>
          <table:table-cell table:style-name="ce2" office:value-type="string" calcext:value-type="string" table:number-columns-spanned="1" table:number-rows-spanned="3">
            <text:p>Lotação</text:p>
          </table:table-cell>
          <table:table-cell table:style-name="ce8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4"/>
          <table:table-cell table:style-name="ce8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4"/>
          <table:table-cell table:style-name="ce9" office:value-type="string" calcext:value-type="string" table:number-columns-spanned="1" table:number-rows-spanned="3">
            <office:annotation draw:style-name="gr1" draw:text-style-name="P2" svg:width="7.646cm" svg:height="1.005cm" svg:x="34.184cm" svg:y="0.026cm" draw:caption-point-x="15.574cm" draw:caption-point-y="-0.016cm">
              <dc:creator>Guilherme Nunes</dc:creator>
              <dc:date>2021-01-27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 table:style-name="ce5" table:number-columns-repeated="6"/>
          <table:table-cell table:number-columns-repeated="1000"/>
        </table:table-row>
        <table:table-row table:style-name="ro1">
          <table:covered-table-cell table:number-columns-repeated="4" table:style-name="ce4"/>
          <table:table-cell table:style-name="ce9" office:value-type="string" calcext:value-type="string" table:number-columns-spanned="2" table:number-rows-spanned="1">
            <text:p>Remuneração Básica</text:p>
          </table:table-cell>
          <table:covered-table-cell table:style-name="ce4"/>
          <table:table-cell table:style-name="ce9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4"/>
          <table:table-cell table:style-name="ce9" office:value-type="string" calcext:value-type="string" table:number-columns-spanned="1" table:number-rows-spanned="2">
            <office:annotation draw:style-name="gr1" draw:text-style-name="P2" svg:width="7.646cm" svg:height="1.138cm" svg:x="20.929cm" svg:y="0.106cm" draw:caption-point-x="15.335cm" draw:caption-point-y="0.3cm">
              <dc:creator>Guilherme Nunes</dc:creator>
              <dc:date>2021-01-27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9" office:value-type="string" calcext:value-type="string" table:number-columns-spanned="1" table:number-rows-spanned="2">
            <office:annotation draw:style-name="gr1" draw:text-style-name="P2" svg:width="7.646cm" svg:height="1.032cm" svg:x="23.31cm" svg:y="0.106cm" draw:caption-point-x="15.282cm" draw:caption-point-y="0.3cm">
              <dc:creator>Guilherme Nunes</dc:creator>
              <dc:date>2021-01-27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9" office:value-type="string" calcext:value-type="string" table:number-columns-spanned="1" table:number-rows-spanned="2">
            <office:annotation draw:style-name="gr1" draw:text-style-name="P2" svg:width="7.646cm" svg:height="0.741cm" svg:x="25.135cm" svg:y="0.106cm" draw:caption-point-x="15.283cm" draw:caption-point-y="0.3cm">
              <dc:creator>Guilherme Nunes</dc:creator>
              <dc:date>2021-01-27T00:00:00</dc:date>
              <text:p text:style-name="P1"><text:span text:style-name="T1">9 Total dos rendimentos brutos pagos no mês.</text:span></text:p>
            </office:annotation>
            <text:p>Total de Rendimentos Brutos<text:span text:style-name="T2">9</text:span></text:p>
          </table:table-cell>
          <table:table-cell table:style-name="ce9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4"/>
          <table:table-cell table:style-name="ce9" office:value-type="string" calcext:value-type="string" table:number-columns-spanned="1" table:number-rows-spanned="2">
            <office:annotation draw:style-name="gr1" draw:text-style-name="P2" svg:width="6.218cm" svg:height="0.635cm" svg:x="32.491cm" svg:y="0.106cm" draw:caption-point-x="15.653cm" draw:caption-point-y="0.3cm">
              <dc:creator>Guilherme Nunes</dc:creator>
              <dc:date>2021-01-27T00:00:00</dc:date>
              <text:p text:style-name="P1"><text:span text:style-name="T1">13 Total dos Descontos efetuados no mês.</text:span></text:p>
            </office:annotation>
            <text:p>Total de Descontos<text:span text:style-name="T2">13</text:span></text:p>
          </table:table-cell>
          <table:covered-table-cell table:style-name="ce4"/>
          <table:table-cell table:style-name="ce5" table:number-columns-repeated="6"/>
          <table:table-cell table:number-columns-repeated="1000"/>
        </table:table-row>
        <table:table-row table:style-name="ro2">
          <table:covered-table-cell table:number-columns-repeated="4" table:style-name="ce4"/>
          <table:table-cell table:style-name="ce6" office:value-type="string" calcext:value-type="string">
            <office:annotation draw:style-name="gr1" draw:text-style-name="P2" svg:width="6.085cm" svg:height="1.693cm" svg:x="9.022cm" svg:y="0.503cm" draw:caption-point-x="15.468cm" draw:caption-point-y="0.3cm">
              <dc:creator>Guilherme Nunes</dc:creator>
              <dc:date>2021-01-27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2">1</text:span></text:p>
          </table:table-cell>
          <table:table-cell table:style-name="ce6" office:value-type="string" calcext:value-type="string">
            <office:annotation draw:style-name="gr1" draw:text-style-name="P2" svg:width="7.646cm" svg:height="1.402cm" svg:x="11.218cm" svg:y="0.503cm" draw:caption-point-x="15.547cm" draw:caption-point-y="0.3cm">
              <dc:creator>Guilherme Nunes</dc:creator>
              <dc:date>2021-01-27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6" office:value-type="string" calcext:value-type="string">
            <office:annotation draw:style-name="gr1" draw:text-style-name="P2" svg:width="7.646cm" svg:height="1.826cm" svg:x="12.912cm" svg:y="0.503cm" draw:caption-point-x="15.547cm" draw:caption-point-y="0.3cm">
              <dc:creator>Guilherme Nunes</dc:creator>
              <dc:date>2021-01-27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2">3</text:span></text:p>
          </table:table-cell>
          <table:table-cell table:style-name="ce6" office:value-type="string" calcext:value-type="string">
            <office:annotation draw:style-name="gr1" draw:text-style-name="P2" svg:width="7.646cm" svg:height="1.402cm" svg:x="14.605cm" svg:y="0.503cm" draw:caption-point-x="15.494cm" draw:caption-point-y="0.3cm">
              <dc:creator>Guilherme Nunes</dc:creator>
              <dc:date>2021-01-27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6" office:value-type="string" calcext:value-type="string">
            <office:annotation draw:style-name="gr1" draw:text-style-name="P2" svg:width="7.646cm" svg:height="1.085cm" svg:x="16.616cm" svg:y="0.503cm" draw:caption-point-x="15.547cm" draw:caption-point-y="0.3cm">
              <dc:creator>Guilherme Nunes</dc:creator>
              <dc:date>2021-01-27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ucional)<text:span text:style-name="T2">5</text:span></text:p>
          </table:table-cell>
          <table:table-cell table:style-name="ce6" office:value-type="string" calcext:value-type="string">
            <office:annotation draw:style-name="gr1" draw:text-style-name="P2" svg:width="7.646cm" svg:height="2.143cm" svg:x="18.627cm" svg:y="0.503cm" draw:caption-point-x="15.441cm" draw:caption-point-y="0.3cm">
              <dc:creator>Guilherme Nunes</dc:creator>
              <dc:date>2021-01-27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4"/>
          <table:table-cell table:style-name="ce6" office:value-type="string" calcext:value-type="string">
            <office:annotation draw:style-name="gr1" draw:text-style-name="P2" svg:width="7.646cm" svg:height="1.402cm" svg:x="27.384cm" svg:y="0.503cm" draw:caption-point-x="15.203cm" draw:caption-point-y="0.3cm">
              <dc:creator>Guilherme Nunes</dc:creator>
              <dc:date>2021-01-27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6" office:value-type="string" calcext:value-type="string">
            <office:annotation draw:style-name="gr1" draw:text-style-name="P2" svg:width="4.736cm" svg:height="0.635cm" svg:x="28.601cm" svg:y="0.503cm" draw:caption-point-x="15.68cm" draw:caption-point-y="0.3cm">
              <dc:creator>Guilherme Nunes</dc:creator>
              <dc:date>2021-01-27T00:00:00</dc:date>
              <text:p text:style-name="P1"><text:span text:style-name="T1">11 Imposto de Renda na Fonte.</text:span></text:p>
            </office:annotation>
            <text:p>Imposto de Renda<text:span text:style-name="T2">11</text:span></text:p>
          </table:table-cell>
          <table:table-cell table:style-name="ce6" office:value-type="string" calcext:value-type="string">
            <office:annotation draw:style-name="gr1" draw:text-style-name="P2" svg:width="7.646cm" svg:height="1.402cm" svg:x="30.798cm" svg:y="0.503cm" draw:caption-point-x="15.652cm" draw:caption-point-y="0.3cm">
              <dc:creator>Guilherme Nunes</dc:creator>
              <dc:date>2021-01-27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4"/>
          <table:table-cell table:style-name="ce5" table:number-columns-repeated="6"/>
          <table:table-cell table:number-columns-repeated="1000"/>
        </table:table-row>
        <table:table-row table:style-name="ro3">
          <table:table-cell office:value-type="float" office:value="1210" calcext:value-type="float">
            <text:p>1210</text:p>
          </table:table-cell>
          <table:table-cell office:value-type="string" calcext:value-type="string">
            <text:p>ANTONIO AUGUSTO TAVARES</text:p>
          </table:table-cell>
          <table:table-cell office:value-type="string" calcext:value-type="string">
            <text:p>OFICIAL DE PROMOTORIA I</text:p>
          </table:table-cell>
          <table:table-cell office:value-type="string" calcext:value-type="string">
            <text:p>SERVICO TECNICO-ADMINISTRATIVO DE CAMPINAS</text:p>
          </table:table-cell>
          <table:table-cell table:style-name="ce12" office:value-type="float" office:value="6197.45" calcext:value-type="float">
            <text:p>6.197,45 </text:p>
          </table:table-cell>
          <table:table-cell table:style-name="ce12" office:value-type="float" office:value="5270.7" calcext:value-type="float">
            <text:p>5.270,70 </text:p>
          </table:table-cell>
          <table:table-cell table:style-name="ce12" office:value-type="float" office:value="0" calcext:value-type="float">
            <text:p>0,00 </text:p>
          </table:table-cell>
          <table:table-cell table:style-name="ce12" office:value-type="float" office:value="5734.08" calcext:value-type="float">
            <text:p>5.734,08 </text:p>
          </table:table-cell>
          <table:table-cell table:style-name="ce12" office:value-type="float" office:value="0" calcext:value-type="float">
            <text:p>0,00 </text:p>
          </table:table-cell>
          <table:table-cell table:style-name="ce12" office:value-type="float" office:value="-732.31" calcext:value-type="float">
            <text:p>(732,31)</text:p>
          </table:table-cell>
          <table:table-cell table:style-name="ce12" office:value-type="float" office:value="0" calcext:value-type="float">
            <text:p>0,00 </text:p>
          </table:table-cell>
          <table:table-cell table:style-name="ce12" office:value-type="float" office:value="-1266" calcext:value-type="float">
            <text:p>(1.266,00)</text:p>
          </table:table-cell>
          <table:table-cell table:style-name="ce12" office:value-type="float" office:value="15203.92" calcext:value-type="float">
            <text:p>15.203,92 </text:p>
          </table:table-cell>
          <table:table-cell table:style-name="ce12" office:value-type="float" office:value="-1709.24" calcext:value-type="float">
            <text:p>(1.709,24)</text:p>
          </table:table-cell>
          <table:table-cell table:style-name="ce12" office:value-type="float" office:value="-2639.89" calcext:value-type="float">
            <text:p>(2.639,89)</text:p>
          </table:table-cell>
          <table:table-cell table:style-name="ce12" office:value-type="float" office:value="0" calcext:value-type="float">
            <text:p>0,00 </text:p>
          </table:table-cell>
          <table:table-cell table:style-name="ce12" office:value-type="float" office:value="-4349.13" calcext:value-type="float">
            <text:p>(4.349,13)</text:p>
          </table:table-cell>
          <table:table-cell table:style-name="ce12" office:value-type="float" office:value="10854.79" calcext:value-type="float">
            <text:p>10.854,79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4/01/202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Remuneração do cargo efetivo - Vencimento, GAMPU, V.P.I., Adicionais de Qualificação, G.A.E. e G.A.S., além de outras desta naturez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 Adicional correspondente a 1/3 (um terço) da remuneração, pago ao servidor por ocasião das féria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7 Valor total (somatório) das remunerações temporárias ou eventuai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 Valor total (somatório) das verbas indenizatória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9 Total dos rendimentos brutos pag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0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1 Imposto de Renda na Fo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2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3 Total dos Descontos efetuad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4 Rendimento líquido após os descontos referidos nos itens anteriores.</text:p>
          </table:table-cell>
          <table:table-cell table:number-columns-repeated="1023"/>
        </table:table-row>
        <table:table-row table:style-name="ro3" table:number-rows-repeated="1047756">
          <table:table-cell table:number-columns-repeated="1024"/>
        </table:table-row>
        <table:table-row table:style-name="ro4" table:number-rows-repeated="80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text> </number:text>
      <number:number number:decimal-places="2" loext:min-decimal-places="2" number:min-integer-digits="1" number:grouping="true"/>
      <number:text> </number:text>
    </number:number-style>
    <number:number-style style:name="N108">
      <number:text> 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2"/>
      <number:text> </number:text>
    </number:number-style>
    <number:number-style style:name="N112P0" style:volatile="true">
      <number:number number:decimal-places="2" loext:min-decimal-places="2" number:min-integer-digits="1" number:grouping="true"/>
      <number:text> </number:text>
    </number:number-style>
    <number:number-style style:name="N11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írgul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6:47:10.0211353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initial-creator>Guilherme Nunes</meta:initial-creator>
    <meta:creation-date>2021-01-27T13:09:54Z</meta:creation-date>
    <dc:date>2021-02-08T16:47:38.679917966</dc:date>
    <meta:editing-duration>PT53S</meta:editing-duration>
    <meta:editing-cycles>2</meta:editing-cycles>
    <meta:document-statistic meta:table-count="1" meta:cell-count="56" meta:object-count="0"/>
  </office:meta>
</office:document-meta>
</file>